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ahoma1" svg:font-family="Tahoma"/>
    <style:font-face style:name="Verdana 12" svg:font-family="'Verdana 12'"/>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cm" fo:margin-right="0cm" fo:text-align="start" style:justify-single-word="false" fo:text-indent="0cm" style:auto-text-indent="false" style:text-autospace="none"/>
      <style:text-properties style:font-name="Courier New" fo:font-size="8pt" style:font-name-asian="Courier New" style:font-size-asian="8pt" style:font-name-complex="Courier New" style:font-size-complex="8pt"/>
    </style:style>
    <style:style style:name="P2"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8pt" style:font-name-asian="Courier New" style:font-size-asian="8pt" style:font-name-complex="Courier New" style:font-size-complex="8pt"/>
    </style:style>
    <style:style style:name="P3" style:family="paragraph" style:parent-style-name="Standard">
      <style:paragraph-properties fo:margin-left="0cm" fo:margin-right="0cm" fo:text-align="start" style:justify-single-word="false" fo:text-indent="0cm" style:auto-text-indent="false" style:text-autospace="none"/>
      <style:text-properties fo:font-size="8pt" style:font-size-asian="8pt" style:font-size-complex="8pt"/>
    </style:style>
    <style:style style:name="P4" style:family="paragraph" style:parent-style-name="Standard">
      <style:paragraph-properties fo:margin-left="0cm" fo:margin-right="0cm" fo:text-align="start" style:justify-single-word="false" fo:text-indent="0cm" style:auto-text-indent="false" style:text-autospace="none"/>
      <style:text-properties fo:color="#000000" style:font-name="Verdana" fo:font-size="10pt" style:font-name-asian="Courier New" style:font-size-asian="10pt" style:font-name-complex="Courier New" style:font-size-complex="10pt"/>
    </style:style>
    <style:style style:name="P5"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6"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8pt" style:font-name-asian="Courier New" style:font-size-asian="8pt" style:font-name-complex="Courier New" style:font-size-complex="8pt"/>
    </style:style>
    <style:style style:name="P7" style:family="paragraph" style:parent-style-name="Standard">
      <style:paragraph-properties fo:margin-left="0cm" fo:margin-right="0cm" fo:text-align="start" style:justify-single-word="false" fo:text-indent="0cm" style:auto-text-indent="false" style:text-autospace="none"/>
      <style:text-properties fo:color="#7f0055" style:font-name="Courier New" fo:font-size="8pt" fo:font-weight="bold" style:font-name-asian="Courier New" style:font-size-asian="8pt" style:font-weight-asian="bold" style:font-name-complex="Courier New" style:font-size-complex="8pt" style:font-weight-complex="bold"/>
    </style:style>
    <style:style style:name="P8" style:family="paragraph" style:parent-style-name="Standard">
      <style:paragraph-properties fo:margin-left="0cm" fo:margin-right="0cm" fo:text-align="start" style:justify-single-word="false" fo:text-indent="0cm" style:auto-text-indent="false" style:text-autospace="none"/>
      <style:text-properties fo:color="#3f7f5f" style:font-name="Courier New" fo:font-size="10pt" style:font-name-asian="Courier New" style:font-size-asian="10pt" style:font-name-complex="Courier New" style:font-size-complex="10pt"/>
    </style:style>
    <style:style style:name="P9" style:family="paragraph" style:parent-style-name="Standard">
      <style:paragraph-properties fo:margin-left="0cm" fo:margin-right="0cm" fo:text-align="start" style:justify-single-word="false" fo:text-indent="0cm" style:auto-text-indent="false" style:text-autospace="none"/>
      <style:text-properties style:font-name="Courier New" fo:font-size="8pt" style:font-name-asian="Courier New" style:font-size-asian="8pt" style:font-name-complex="Courier New" style:font-size-complex="8pt"/>
    </style:style>
    <style:style style:name="P10" style:family="paragraph" style:parent-style-name="Standard">
      <style:paragraph-properties fo:margin-left="0cm" fo:margin-right="0cm" fo:text-align="start" style:justify-single-word="false" fo:text-indent="0cm" style:auto-text-indent="false" style:text-autospace="none"/>
      <style:text-properties fo:color="#800000" style:font-name="Verdana" fo:font-size="12pt" style:font-name-asian="Courier New" style:font-size-asian="12pt" style:font-name-complex="Courier New" style:font-size-complex="12pt"/>
    </style:style>
    <style:style style:name="T1" style:family="text">
      <style:text-properties fo:color="#7f0055" fo:font-weight="bold" style:font-weight-asian="bold" style:font-weight-complex="bold"/>
    </style:style>
    <style:style style:name="T2" style:family="text">
      <style:text-properties fo:color="#7f0055" style:font-name="Courier New" fo:font-weight="bold" style:font-name-asian="Courier New" style:font-weight-asian="bold" style:font-name-complex="Courier New" style:font-weight-complex="bold"/>
    </style:style>
    <style:style style:name="T3" style:family="text">
      <style:text-properties fo:color="#000000"/>
    </style:style>
    <style:style style:name="T4" style:family="text">
      <style:text-properties fo:color="#000000" style:font-name="Courier New" style:font-name-asian="Courier New" style:font-name-complex="Courier New"/>
    </style:style>
    <style:style style:name="T5" style:family="text">
      <style:text-properties fo:color="#000000" fo:font-weight="bold" style:font-weight-asian="bold" style:font-weight-complex="bold"/>
    </style:style>
    <style:style style:name="T6" style:family="text">
      <style:text-properties fo:color="#0000c0"/>
    </style:style>
    <style:style style:name="T7" style:family="text">
      <style:text-properties fo:color="#0000c0" fo:font-style="italic" style:font-style-asian="italic" style:font-style-complex="italic"/>
    </style:style>
    <style:style style:name="T8" style:family="text">
      <style:text-properties fo:color="#3f7f5f"/>
    </style:style>
    <style:style style:name="T9" style:family="text">
      <style:text-properties fo:color="#2a00ff"/>
    </style:style>
    <style:style style:name="T10" style:family="text">
      <style:text-properties fo:color="#2a00ff" style:font-name="Courier New" style:font-name-asian="Courier New" style:font-name-complex="Courier New"/>
    </style:style>
    <style:style style:name="T11" style:family="text">
      <style:text-properties fo:color="#646464"/>
    </style:style>
    <style:style style:name="T12" style:family="text">
      <style:text-properties fo:font-weight="bold" style:font-weight-asian="bold" style:font-weight-complex="bold"/>
    </style:style>
    <style:style style:name="fr1" style:family="graphic" style:parent-style-name="Frame">
      <style:graphic-properties style:vertical-pos="from-top" style:vertical-rel="page" style:horizontal-pos="from-left" style:horizontal-rel="page" fo:background-color="#ffcc99" style:background-transparency="0%" fo:padding="0.15cm" fo:border="0.035cm solid #000000" style:shadow="none">
        <style:background-image/>
      </style:graphic-properties>
    </style:style>
    <style:style style:name="fr2" style:family="graphic" style:parent-style-name="Frame">
      <style:graphic-properties style:run-through="foreground" style:wrap="run-through" style:number-wrapped-paragraphs="no-limit" style:vertical-pos="from-top" style:vertical-rel="paragraph" style:horizontal-pos="from-left" style:horizontal-rel="paragraph" fo:background-color="#ffcc99" style:background-transparency="0%" fo:padding="0.15cm" fo:border="0.035cm solid #000000" style:shadow="none">
        <style:background-image/>
      </style:graphic-properties>
    </style:style>
    <style:style style:name="fr3" style:family="graphic" style:parent-style-name="Frame">
      <style:graphic-properties style:vertical-pos="from-top" style:vertical-rel="paragraph" style:horizontal-pos="from-left" style:horizontal-rel="paragraph" fo:background-color="#ffcc99" style:background-transparency="0%" fo:padding="0.15cm" fo:border="0.035cm solid #000000" style:shadow="none">
        <style:background-image/>
      </style:graphic-properties>
    </style:style>
    <style:style style:name="Sect1" style:family="section">
      <style:section-properties text:dont-balance-text-columns="false" style:editable="false">
        <style:columns fo:column-count="1" fo:column-gap="0cm"/>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12.33cm" svg:y="14.589cm" svg:width="7.066cm" draw:z-index="0">
        <draw:text-box fo:min-height="3.535cm">
          <text:p text:style-name="P4">You can create new devices and send commands directly to them. You can simulate any command being send to the device and the device class will filter out the invalid commands.</text:p>
          <text:p text:style-name="P5"/>
          <text:p text:style-name="P1"><text:span text:style-name="T3">TV myTV = </text:span><text:span text:style-name="T1">new</text:span><text:span text:style-name="T3"> TV();</text:span></text:p>
          <text:p text:style-name="P1"><text:span text:style-name="T3">myTV.doFunction(</text:span><text:span text:style-name="T9">"ON"</text:span><text:span text:style-name="T3">);</text:span></text:p>
          <text:p text:style-name="P3"><text:span text:style-name="T4">myTV.doFunction(</text:span><text:span text:style-name="T10">"SET_VOLUME"</text:span><text:span text:style-name="T4">, </text:span><text:span text:style-name="T10">"20"</text:span><text:span text:style-name="T4">); </text:span></text:p>
          <text:p text:style-name="P3"/>
        </draw:text-box>
      </draw:frame>
      <text:p text:style-name="P10"><text:span text:style-name="T12">Code Snippets – IntelliWare 1.0</text:span></text:p>
      <text:p text:style-name="P1"><text:span text:style-name="T1"/></text:p>
      <text:p text:style-name="P1"><text:span text:style-name="T1">public</text:span><text:span text:style-name="T3"> </text:span><text:span text:style-name="T1">class</text:span><text:span text:style-name="T3"> GenericDevice { <text:s text:c="3"/><text:tab/></text:span></text:p>
      <text:p text:style-name="P1"><text:span text:style-name="T3"><text:s text:c="4"/></text:span><text:span text:style-name="T1">protected</text:span><text:span text:style-name="T3"> ArrayList&lt;Function&gt; </text:span><text:span text:style-name="T6">functions</text:span><text:span text:style-name="T3"> = </text:span><text:span text:style-name="T1">new</text:span><text:span text:style-name="T3"> ArrayList&lt;Function&gt;();</text:span></text:p>
      <text:p text:style-name="P3"><text:span text:style-name="T4"><text:s text:c="4"/></text:span><text:span text:style-name="T2">public</text:span><text:span text:style-name="T4"> </text:span><text:span text:style-name="T2">boolean</text:span><text:span text:style-name="T4"> doFunction(String function, String value) {</text:span></text:p>
      <text:p text:style-name="P1"><text:span text:style-name="T3"><text:s text:c="4"/><text:tab/></text:span><text:span text:style-name="T8">// loop through device functions to find desired function</text:span></text:p>
      <text:p text:style-name="P1"><text:span text:style-name="T3"><text:s text:c="4"/><text:tab/></text:span><text:span text:style-name="T1">for</text:span><text:span text:style-name="T3"> (</text:span><text:span text:style-name="T1">int</text:span><text:span text:style-name="T3"> i = 0; i &lt; </text:span><text:span text:style-name="T6">functions</text:span><text:span text:style-name="T3">.size(); i++) {</text:span></text:p>
      <text:p text:style-name="P1"><text:span text:style-name="T3"><text:s text:c="4"/><text:tab/><text:tab/></text:span><text:span text:style-name="T8">// verify if we have match</text:span></text:p>
      <text:p text:style-name="P1"><text:span text:style-name="T3"><text:tab/><text:tab/><text:tab/></text:span><text:span text:style-name="T1">if</text:span><text:span text:style-name="T3"> (</text:span><text:span text:style-name="T6">functions</text:span><text:span text:style-name="T3">.get(i).getName().equals(function)) {</text:span></text:p>
      <text:p text:style-name="P1"><text:span text:style-name="T3"><text:tab/><text:tab/><text:tab/><text:tab/></text:span><text:span text:style-name="T8">// create boolean to store result of function execution</text:span></text:p>
      <text:p text:style-name="P1"><text:span text:style-name="T3"><text:tab/><text:tab/><text:tab/><text:tab/></text:span><text:span text:style-name="T1">boolean</text:span><text:span text:style-name="T3"> bResult;</text:span></text:p>
      <text:p text:style-name="P2"><draw:frame draw:style-name="fr2" draw:name="Frame3" text:anchor-type="paragraph" svg:x="-0.781cm" svg:y="0.019cm" svg:width="5.459cm" draw:z-index="2"><draw:text-box fo:min-height="3.868cm"><text:p text:style-name="P4">Any functions can be passsed to any device however the Generic Device class will always filter out those requests that a device can't handle. The success or failure of a function will be returned.</text:p></draw:text-box></draw:frame><text:tab/><text:tab/><text:tab/><text:tab/></text:p>
      <text:p text:style-name="P1"><text:span text:style-name="T3"><text:tab/><text:tab/><text:tab/><text:tab/></text:span><text:span text:style-name="T8">// execute function, with or without parameter depending on input</text:span></text:p>
      <text:p text:style-name="P1"><text:span text:style-name="T3"><text:tab/><text:tab/><text:tab/><text:tab/></text:span><text:span text:style-name="T1">if</text:span><text:span text:style-name="T3"> (value.isEmpty()) {</text:span></text:p>
      <text:p text:style-name="P1"><text:span text:style-name="T3"><text:tab/><text:tab/><text:tab/><text:tab/><text:tab/>bResult = </text:span><text:span text:style-name="T6">functions</text:span><text:span text:style-name="T3">.get(i).doFunction();</text:span></text:p>
      <text:p text:style-name="P1"><text:span text:style-name="T3"><text:tab/><text:tab/><text:tab/><text:tab/>} </text:span><text:span text:style-name="T1">else</text:span><text:span text:style-name="T3"> {</text:span></text:p>
      <text:p text:style-name="P1"><text:span text:style-name="T3"><text:tab/><text:tab/><text:tab/><text:tab/><text:tab/>bResult = </text:span><text:span text:style-name="T6">functions</text:span><text:span text:style-name="T3">.get(i).doFunction(value);</text:span></text:p>
      <text:p text:style-name="P2"><text:tab/><text:tab/><text:tab/><text:tab/>}<text:tab/><text:tab/><text:tab/><text:tab/></text:p>
      <text:p text:style-name="P1"><text:span text:style-name="T3"><text:tab/><text:tab/><text:tab/><text:tab/></text:span><text:span text:style-name="T8">// display function result (success or failure)</text:span></text:p>
      <text:p text:style-name="P1"><text:span text:style-name="T3"><text:tab/><text:tab/><text:tab/><text:tab/></text:span><text:span text:style-name="T1">if</text:span><text:span text:style-name="T3"> (bResult) {</text:span></text:p>
      <text:p text:style-name="P1"><text:span text:style-name="T3"><text:tab/><text:tab/><text:tab/><text:tab/><text:tab/></text:span><text:span text:style-name="T8">// print what executed function</text:span></text:p>
      <text:p text:style-name="P1"><text:span text:style-name="T3"><text:tab/><text:tab/><text:tab/><text:tab/><text:tab/>System.</text:span><text:span text:style-name="T7">out</text:span><text:span text:style-name="T3">.println(</text:span></text:p>
      <text:p text:style-name="P1"><text:span text:style-name="T3"><text:tab/><text:tab/><text:tab/><text:tab/><text:tab/></text:span><text:span text:style-name="T9">"function '"</text:span><text:span text:style-name="T3"> + function + value + </text:span><text:span text:style-name="T9">"' peformed by "</text:span><text:span text:style-name="T3"> + </text:span><text:span text:style-name="T6">name</text:span><text:span text:style-name="T3">);</text:span></text:p>
      <text:p text:style-name="P1"><text:span text:style-name="T3"><text:tab/><text:tab/><text:tab/><text:tab/>} </text:span><text:span text:style-name="T1">else</text:span><text:span text:style-name="T3"> {</text:span></text:p>
      <text:p text:style-name="P1"><text:span text:style-name="T3"><text:tab/><text:tab/><text:tab/><text:tab/><text:tab/>System.</text:span><text:span text:style-name="T7">out</text:span><text:span text:style-name="T3">.println(</text:span></text:p>
      <text:p text:style-name="P1"><text:span text:style-name="T3"><text:tab/><text:tab/><text:tab/><text:tab/><text:tab/></text:span><text:span text:style-name="T9">"function '"</text:span><text:span text:style-name="T3"> + function + value +</text:span><text:span text:style-name="T9">"' can not be executed by "</text:span></text:p>
      <text:p text:style-name="P1"><text:span text:style-name="T9"><text:tab/><text:tab/><text:tab/><text:tab/><text:tab/></text:span><text:span text:style-name="T3">+ </text:span><text:span text:style-name="T6">name</text:span><text:span text:style-name="T3"> + </text:span><text:span text:style-name="T9">" (requires different arguments)"</text:span><text:span text:style-name="T3">);</text:span></text:p>
      <text:p text:style-name="P2"><text:tab/><text:tab/><text:tab/><text:tab/>}<text:tab/><text:tab/><text:tab/><text:tab/></text:p>
      <text:p text:style-name="P1"><text:span text:style-name="T3"><text:tab/><text:tab/><text:tab/><text:tab/></text:span><text:span text:style-name="T8">// return we executed command</text:span></text:p>
      <text:p text:style-name="P1"><text:span text:style-name="T3"><text:tab/><text:tab/><text:tab/><text:tab/></text:span><text:span text:style-name="T1">return</text:span><text:span text:style-name="T3"> </text:span><text:span text:style-name="T1">true</text:span><text:span text:style-name="T3">;<text:tab/><text:tab/><text:tab/><text:tab/></text:span></text:p>
      <text:p text:style-name="P2"><text:tab/><text:tab/><text:tab/>}<text:tab/><text:tab/><text:tab/></text:p>
      <text:p text:style-name="P2"><text:tab/><text:tab/>}</text:p>
      <text:p text:style-name="P1"><text:span text:style-name="T3"><text:s text:c="4"/><text:tab/></text:span><text:span text:style-name="T8">// function not found, not supported by device, print message</text:span></text:p>
      <text:p text:style-name="P1"><text:span text:style-name="T3"><text:s text:c="4"/><text:tab/>System.</text:span><text:span text:style-name="T7">out</text:span><text:span text:style-name="T3">.println(</text:span><text:span text:style-name="T9">"function '"</text:span><text:span text:style-name="T3"> + function + </text:span><text:span text:style-name="T9">"' not supported by "</text:span><text:span text:style-name="T3"> + </text:span><text:span text:style-name="T6">name</text:span><text:span text:style-name="T3">);</text:span></text:p>
      <text:p text:style-name="P2"><text:s text:c="4"/><text:tab/></text:p>
      <text:p text:style-name="P1"><text:span text:style-name="T3"><text:s text:c="4"/><text:tab/></text:span><text:span text:style-name="T8">// return false</text:span></text:p>
      <text:p text:style-name="P1"><text:span text:style-name="T3"><text:s text:c="4"/><text:tab/></text:span><text:span text:style-name="T1">return</text:span><text:span text:style-name="T3"> </text:span><text:span text:style-name="T1">false</text:span><text:span text:style-name="T3">;</text:span></text:p>
      <text:p text:style-name="P2"><text:s text:c="4"/>}</text:p>
      <text:p text:style-name="P2">}</text:p>
      <text:p text:style-name="P2"/>
      <text:section text:style-name="Sect1" text:name="Section2">
        <text:p text:style-name="P1"><text:span text:style-name="T1">public</text:span><text:span text:style-name="T3"> </text:span><text:span text:style-name="T1">interface</text:span><text:span text:style-name="T3"> Function {</text:span></text:p>
        <text:p text:style-name="P1"><text:span text:style-name="T5"><text:s text:c="4"/></text:span><text:span text:style-name="T1">public</text:span><text:span text:style-name="T3"> String getName(); </text:span></text:p>
        <text:p text:style-name="P1"><text:span text:style-name="T3"><text:s text:c="4"/></text:span><text:span text:style-name="T1">public</text:span><text:span text:style-name="T3"> </text:span><text:span text:style-name="T1">boolean</text:span><text:span text:style-name="T3"> doFunction(); <text:s text:c="3"/></text:span></text:p>
        <text:p text:style-name="P1"><text:span text:style-name="T3"><text:s text:c="4"/></text:span><text:span text:style-name="T1">public</text:span><text:span text:style-name="T3"> </text:span><text:span text:style-name="T1">boolean</text:span><text:span text:style-name="T3"> doFunction(String value);</text:span></text:p>
        <text:p text:style-name="P2">}</text:p>
        <text:p text:style-name="P2"/>
        <text:p text:style-name="P1"><text:span text:style-name="T1">public</text:span><text:span text:style-name="T3"> </text:span><text:span text:style-name="T1">class</text:span><text:span text:style-name="T3"> TV </text:span><text:span text:style-name="T1">extends</text:span><text:span text:style-name="T3"> GenericDevice {<text:tab/></text:span></text:p>
        <text:p text:style-name="P1"><text:span text:style-name="T3"><text:s text:c="4"/></text:span><text:span text:style-name="T1">public</text:span><text:span text:style-name="T3"> TV() { <text:s text:c="3"/><text:tab/></text:span></text:p>
        <text:p text:style-name="P1"><text:span text:style-name="T3"><text:s text:c="8"/></text:span><text:span text:style-name="T6">name</text:span><text:span text:style-name="T3"> = </text:span><text:span text:style-name="T9">"TV"</text:span><text:span text:style-name="T3">; <text:s text:c="7"/></text:span></text:p>
        <text:p text:style-name="P1"><text:span text:style-name="T3"><text:s text:c="8"/></text:span><text:span text:style-name="T6">functions</text:span><text:span text:style-name="T3">.add(</text:span><text:span text:style-name="T1">new</text:span><text:span text:style-name="T3"> OnFunction());</text:span></text:p>
        <text:p text:style-name="P1"><text:span text:style-name="T3"><text:s text:c="8"/></text:span><text:span text:style-name="T6">functions</text:span><text:span text:style-name="T3">.add(</text:span><text:span text:style-name="T1">new</text:span><text:span text:style-name="T3"> OffFunction());</text:span></text:p>
        <text:p text:style-name="P1"><text:span text:style-name="T3"><text:s text:c="8"/></text:span><text:span text:style-name="T6">functions</text:span><text:span text:style-name="T3">.add(</text:span><text:span text:style-name="T1">new</text:span><text:span text:style-name="T3"> SetInputChannelFunction());</text:span></text:p>
        <text:p text:style-name="P1"><text:span text:style-name="T3"><text:s text:c="8"/></text:span><text:span text:style-name="T6">functions</text:span><text:span text:style-name="T3">.add(</text:span><text:span text:style-name="T1">new</text:span><text:span text:style-name="T3"> SetVolumeFunction()); <text:s text:c="6"/></text:span></text:p>
        <text:p text:style-name="P2"><text:s text:c="4"/>}</text:p>
        <text:p text:style-name="P2">}</text:p>
      </text:section>
      <text:p text:style-name="P7"/>
      <text:p text:style-name="P7"><draw:frame draw:style-name="fr3" draw:name="Frame2" text:anchor-type="paragraph" svg:x="-0.889cm" svg:y="0.18cm" svg:width="7.675cm" draw:z-index="1"><draw:text-box fo:min-height="4.978cm"><text:p text:style-name="P4">You could also manipulate multiple devices by using a Generic Device arraylist and a simple for each loop as illustrated below.</text:p><text:p text:style-name="P8"/><text:p text:style-name="P1"><text:span text:style-name="T6">oaAllDevices</text:span><text:span text:style-name="T3">.add(myFan);</text:span></text:p><text:p text:style-name="P1"><text:span text:style-name="T6">oaAllDevices</text:span><text:span text:style-name="T3">.add(myAlarm);</text:span></text:p><text:p text:style-name="P1"><text:span text:style-name="T6">oaAllDevices</text:span><text:span text:style-name="T3">.add(myTV);<text:tab/><text:tab/></text:span></text:p><text:p text:style-name="P1"><text:span text:style-name="T1">for</text:span><text:span text:style-name="T3"> (GenericDevice device : </text:span><text:span text:style-name="T6">oaAllDevices</text:span><text:span text:style-name="T3">) {</text:span></text:p><text:p text:style-name="P1"><text:span text:style-name="T3"><text:tab/>device.doFunction(</text:span><text:span text:style-name="T9">"OFF"</text:span><text:span text:style-name="T3">);</text:span></text:p><text:p text:style-name="P2">}</text:p></draw:text-box></draw:frame></text:p>
      <text:p text:style-name="P1"><text:span text:style-name="T1">public</text:span><text:span text:style-name="T3"> </text:span><text:span text:style-name="T1">class</text:span><text:span text:style-name="T3"> OnFunction </text:span><text:span text:style-name="T1">implements</text:span><text:span text:style-name="T3"> Function {</text:span></text:p>
      <text:p text:style-name="P1"><text:span text:style-name="T3"><text:tab/></text:span><text:span text:style-name="T11">@Override</text:span></text:p>
      <text:p text:style-name="P1"><text:span text:style-name="T3"><text:tab/></text:span><text:span text:style-name="T1">public</text:span><text:span text:style-name="T3"> String getName() {</text:span></text:p>
      <text:p text:style-name="P1"><text:span text:style-name="T3"><text:tab/><text:tab/></text:span><text:span text:style-name="T1">return</text:span><text:span text:style-name="T3"> </text:span><text:span text:style-name="T9">"ON"</text:span><text:span text:style-name="T3">;<text:tab/><text:tab/></text:span></text:p>
      <text:p text:style-name="P2"><text:tab/>}</text:p>
      <text:p text:style-name="P1"><text:span text:style-name="T3"><text:tab/></text:span><text:span text:style-name="T11">@Override</text:span></text:p>
      <text:p text:style-name="P1"><text:span text:style-name="T3"><text:s text:c="7"/></text:span><text:span text:style-name="T1">public</text:span><text:span text:style-name="T3"> </text:span><text:span text:style-name="T1">boolean</text:span><text:span text:style-name="T3"> doFunction() {</text:span></text:p>
      <text:p text:style-name="P1"><text:span text:style-name="T3"><text:tab/><text:tab/>System.</text:span><text:span text:style-name="T7">out</text:span><text:span text:style-name="T3">.println(</text:span><text:span text:style-name="T9">"Turn On"</text:span><text:span text:style-name="T3">);</text:span></text:p>
      <text:p text:style-name="P1"><text:span text:style-name="T3"><text:s text:c="8"/><text:tab/></text:span><text:span text:style-name="T1">return</text:span><text:span text:style-name="T3"> </text:span><text:span text:style-name="T1">true</text:span><text:span text:style-name="T3">;</text:span></text:p>
      <text:p text:style-name="P2"><text:s text:c="7"/>}</text:p>
      <text:p text:style-name="P1"><text:span text:style-name="T3"><text:tab/></text:span><text:span text:style-name="T11">@Override</text:span></text:p>
      <text:p text:style-name="P1"><text:span text:style-name="T3"><text:tab/></text:span><text:span text:style-name="T1">public</text:span><text:span text:style-name="T3"> </text:span><text:span text:style-name="T1">boolean</text:span><text:span text:style-name="T3"> doFunction(String value) {</text:span></text:p>
      <text:p text:style-name="P1"><text:span text:style-name="T3"><text:tab/><text:tab/></text:span><text:span text:style-name="T1">return</text:span><text:span text:style-name="T3"> doFunction();<text:tab/><text:tab/></text:span></text:p>
      <text:p text:style-name="P2"><text:tab/>} <text:s text:c="3"/></text:p>
      <text:p text:style-name="P2">}</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ahoma1" svg:font-family="Tahoma"/>
    <style:font-face style:name="Verdana 12" svg:font-family="'Verdana 12'"/>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rame_20_contents" style:display-name="Frame contents" style:family="paragraph" style:parent-style-name="Text_20_body" style:class="extra"/>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29M45S</meta:editing-duration>
    <meta:editing-cycles>7</meta:editing-cycles>
    <meta:generator>OpenOffice.org/3.3$Win32 OpenOffice.org_project/330m20$Build-9567</meta:generator>
    <dc:date>2011-09-10T22:39:11.76</dc:date>
    <dc:creator>Ruben Herrebrugh</dc:creator>
    <meta:document-statistic meta:table-count="0" meta:image-count="0" meta:object-count="0" meta:page-count="1" meta:paragraph-count="79" meta:word-count="352" meta:character-count="2729"/>
    <meta:user-defined meta:name="Info 1"/>
    <meta:user-defined meta:name="Info 2"/>
    <meta:user-defined meta:name="Info 3"/>
    <meta:user-defined meta:name="Info 4"/>
  </office:meta>
</office:document-meta>
</file>